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2.951cm"/>
    </style:style>
    <style:style style:name="gr2" style:family="graphic" style:parent-style-name="text">
      <style:graphic-properties draw:stroke="solid" draw:textarea-horizontal-align="justify" draw:textarea-vertical-align="middle" draw:auto-grow-height="false"/>
    </style:style>
    <style:style style:name="gr3" style:family="graphic" style:parent-style-name="text">
      <style:graphic-properties draw:stroke="solid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2.036cm"/>
    </style:style>
    <style:style style:name="gr5" style:family="graphic" style:parent-style-name="text">
      <style:graphic-properties draw:stroke="none" svg:stroke-color="#000000" draw:fill="none" draw:fill-color="#ffffff" fo:min-height="3.179cm"/>
    </style:style>
    <style:style style:name="gr6" style:family="graphic" style:parent-style-name="text">
      <style:graphic-properties draw:stroke="none" svg:stroke-color="#000000" draw:fill="none" draw:fill-color="#ffffff" fo:min-height="3.048cm"/>
    </style:style>
    <style:style style:name="gr7" style:family="graphic" style:parent-style-name="text">
      <style:graphic-properties draw:stroke="none" svg:stroke-color="#000000" draw:fill="none" draw:fill-color="#ffffff" fo:min-height="1.397cm"/>
    </style:style>
    <style:style style:name="gr8" style:family="graphic" style:parent-style-name="text">
      <style:graphic-properties draw:stroke="none" svg:stroke-color="#000000" draw:fill="none" draw:fill-color="#ffffff" fo:min-height="0.762cm"/>
    </style:style>
    <style:style style:name="gr9" style:family="graphic" style:parent-style-name="text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">
      <style:graphic-properties draw:stroke="none" svg:stroke-color="#000000" draw:fill="none" draw:fill-color="#ffffff" fo:min-height="19.34cm"/>
    </style:style>
    <style:style style:name="gr12" style:family="graphic" style:parent-style-name="standard">
      <style:graphic-properties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748cm" svg:height="6.757cm" svg:x="10.525cm" svg:y="1.482cm">
          <draw:text-box>
            <text:p text:style-name="P1"><text:span text:style-name="T1">「ネットワークに繋がっている」を</text:span></text:p>
            <text:p text:style-name="P1"><text:span text:style-name="T1">TopGoal</text:span><text:span text:style-name="T1">にした</text:span><text:span text:style-name="T1">Dcase</text:span><text:span text:style-name="T1">の作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</draw:text-box>
        </draw:frame>
        <draw:custom-shape draw:style-name="gr2" draw:text-style-name="P1" draw:layer="layout" svg:width="3.937cm" svg:height="2.921cm" svg:x="3.286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2.413cm" svg:x="2.016cm" svg:y="11.2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937cm" svg:height="2.921cm" svg:x="32.242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07cm" svg:height="2.413cm" svg:x="30.972cm" svg:y="12.1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413cm" svg:height="2.413cm" svg:x="7.477cm" svg:y="11.28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26.908cm" svg:y="10.65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6.573cm" svg:y1="12.494cm" svg:x2="7.477cm" svg:y2="12.494cm" draw:start-shape="id1" draw:start-glue-point="6" draw:end-shape="id2" draw:end-glue-point="6" svg:d="m6573 12494h904">
          <text:p/>
        </draw:connector>
        <draw:connector draw:style-name="gr3" draw:text-style-name="P1" draw:layer="layout" svg:x1="29.321cm" svg:y1="11.859cm" svg:x2="31.623cm" svg:y2="13.383cm" draw:start-shape="id3" draw:start-glue-point="10" draw:end-shape="id4" draw:end-glue-point="9" svg:d="m29321 11859h825v1524h1477">
          <text:p/>
        </draw:connector>
        <draw:custom-shape draw:style-name="gr2" draw:text-style-name="P1" xml:id="id5" draw:id="id5" draw:layer="layout" svg:width="12.319cm" svg:height="4.064cm" svg:x="13.879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255cm" svg:height="2.286cm" svg:x="15.911cm" svg:y="10.625cm">
          <draw:text-box>
            <text:p/>
            <text:p text:style-name="P1"><text:span text:style-name="T1">Network</text:span></text:p>
          </draw:text-box>
        </draw:frame>
        <draw:connector draw:style-name="gr3" draw:text-style-name="P1" draw:layer="layout" svg:x1="9.89cm" svg:y1="12.494cm" svg:x2="13.879cm" svg:y2="11.895cm" draw:start-shape="id2" draw:start-glue-point="10" draw:end-shape="id5" draw:end-glue-point="6" svg:d="m9890 12494h1994v-599h1995">
          <text:p/>
        </draw:connector>
        <draw:frame draw:style-name="gr5" draw:text-style-name="P4" draw:layer="layout" svg:width="11.303cm" svg:height="3.723cm" svg:x="1.889cm" svg:y="4.556cm">
          <draw:text-box>
            <text:p><text:span text:style-name="T2">System:</text:span><text:span text:style-name="T2"><text:line-break/></text:span><text:span text:style-name="T2">Client &amp; Router</text:span></text:p>
          </draw:text-box>
        </draw:frame>
        <draw:frame draw:style-name="gr6" draw:text-style-name="P6" draw:layer="layout" svg:width="16.256cm" svg:height="3.401cm" svg:x="19.034cm" svg:y="14.82cm">
          <draw:text-box>
            <text:p text:style-name="P5"><text:span text:style-name="T3">External:</text:span></text:p>
            <text:p text:style-name="P5"><text:span text:style-name="T3">Network &amp; Host &amp; Router</text:span></text:p>
          </draw:text-box>
        </draw:frame>
        <draw:frame draw:style-name="gr7" draw:layer="layout" svg:width="3.683cm" svg:height="1.647cm" svg:x="3.413cm" svg:y="8.747cm">
          <draw:text-box>
            <text:p>Client</text:p>
          </draw:text-box>
        </draw:frame>
        <draw:frame draw:style-name="gr7" draw:layer="layout" svg:width="3.683cm" svg:height="1.647cm" svg:x="32.369cm" svg:y="9.636cm">
          <draw:text-box>
            <text:p>Host</text:p>
          </draw:text-box>
        </draw:frame>
        <draw:frame draw:style-name="gr8" draw:layer="layout" svg:width="2.413cm" svg:height="1.012cm" svg:x="7.477cm" svg:y="10.271cm">
          <draw:text-box>
            <text:p>Router</text:p>
          </draw:text-box>
        </draw:frame>
        <draw:frame draw:style-name="gr9" draw:layer="layout" svg:width="2.413cm" svg:height="0.962cm" svg:x="27.035cm" svg:y="9.563cm">
          <draw:text-box>
            <text:p>Router</text:p>
          </draw:text-box>
        </draw:frame>
        <draw:connector draw:style-name="gr10" draw:text-style-name="P1" draw:layer="layout" draw:type="line" svg:x1="26.198cm" svg:y1="11.895cm" svg:x2="26.908cm" svg:y2="11.859cm" draw:start-shape="id5" draw:end-shape="id3" draw:end-glue-point="6" svg:d="m26198 11895 710-36">
          <text:p/>
        </draw:connector>
      </draw:page>
      <draw:page draw:name="page2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ClientPC</text:span></text:p>
                <text:p text:style-name="P5"><text:span text:style-name="T4">SystemFault</text:span></text:p>
                <text:list>
                  <text:list-item>
                    <text:p text:style-name="P5"><text:span text:style-name="T5">ネットワークケーブルが繋がっている</text:span><text:span text:style-name="T5">(NIC</text:span><text:span text:style-name="T5">が有効になっている</text:span><text:span text:style-name="T5">)</text:span><text:span text:style-name="T5">＞</text:span><text:span text:style-name="T5">Connection.ds</text:span></text:p>
                  </text:list-item>
                  <text:list-item>
                    <text:p text:style-name="P5"><text:span text:style-name="T5">Host</text:span><text:span text:style-name="T5">の名前解決ができている＞</text:span><text:span text:style-name="T5">Nslookup.ds(CheckDNS.ds, Ping_to_DNS.ds)</text:span></text:p>
                  </text:list-item>
                  <text:list-item>
                    <text:p text:style-name="P5"><text:span text:style-name="T5">ClientPC</text:span><text:span text:style-name="T5">の</text:span><text:span text:style-name="T5">firewall</text:span><text:span text:style-name="T5">設定を考慮する＞</text:span><text:span text:style-name="T5">Firewall_output.ds, Firewall_input.ds</text:span></text:p>
                  </text:list-item>
                  <text:list-item>
                    <text:p text:style-name="P5"><text:span text:style-name="T5">ClientPC</text:span><text:span text:style-name="T5">のルーティング設定が正しい</text:span><text:span text:style-name="T5">(</text:span><text:span text:style-name="T5">破棄されるパケットがない</text:span><text:span text:style-name="T5">)</text:span><text:span text:style-name="T5">＞</text:span><text:span text:style-name="T5">Routing.ds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7" draw:layer="layout" svg:width="36.132cm" svg:height="19.59cm" svg:x="0.968cm" svg:y="1cm">
          <draw:text-box>
            <text:list text:style-name="L1">
              <text:list-item>
                <text:p text:style-name="P5"><text:span text:style-name="T4">ClientPC – Router(Gateway)</text:span></text:p>
                <text:p text:style-name="P5"><text:span text:style-name="T4">SystemFault</text:span></text:p>
                <text:list>
                  <text:list-item>
                    <text:p text:style-name="P5"><text:span text:style-name="T5">ClientPC</text:span><text:span text:style-name="T5">からルータ</text:span><text:span text:style-name="T5">(</text:span><text:span text:style-name="T5">ゲートウェイ</text:span><text:span text:style-name="T5">)</text:span><text:span text:style-name="T5">まで接続できる＞</text:span><text:span text:style-name="T5">Ping_to_gateway.ds</text:span></text:p>
                  </text:list-item>
                  <text:list-item>
                    <text:p text:style-name="P5"><text:span text:style-name="T5">Router</text:span><text:span text:style-name="T5">のルーティング設定が正しい</text:span><text:span text:style-name="T5">(</text:span><text:span text:style-name="T5">デフォルトゲートウェイが設定されている</text:span><text:span text:style-name="T5">)</text:span><text:span text:style-name="T5">＞プロバイダの確認やルーティング設定確認など、人による確認が必要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Router – Host</text:span></text:p>
                <text:p text:style-name="P5"><text:span text:style-name="T4">ExternalFault(Host</text:span><text:span text:style-name="T4">管理者に問い合わせ</text:span><text:span text:style-name="T4">)</text:span></text:p>
                <text:list>
                  <text:list-item>
                    <text:p text:style-name="P5"><text:span text:style-name="T5">経路の各ルータのルーティング設定が正しい</text:span><text:span text:style-name="T5">(</text:span><text:span text:style-name="T5">破棄されるパケットがない</text:span><text:span text:style-name="T5">)</text:span></text:p>
                  </text:list-item>
                  <text:list-item>
                    <text:p text:style-name="P5"><text:span text:style-name="T5">Host</text:span><text:span text:style-name="T5">側のルータが稼動している</text:span></text:p>
                  </text:list-item>
                  <text:list-item>
                    <text:p text:style-name="P5"><text:span text:style-name="T5">Host</text:span><text:span text:style-name="T5">側のルータ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が稼動している</text:span></text:p>
                  </text:list-item>
                  <text:list-item>
                    <text:p text:style-name="P5"><text:span text:style-name="T5">Host</text:span><text:span text:style-name="T5">がネットワークに繋がっている</text:span></text:p>
                  </text:list-item>
                  <text:list-item>
                    <text:p text:style-name="P5"><text:span text:style-name="T5">Host</text:span><text:span text:style-name="T5">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の</text:span><text:span text:style-name="T5">firewall</text:span><text:span text:style-name="T5">設定が正しい</text:span><text:span text:style-name="T5">(</text:span><text:span text:style-name="T5">パケットを破棄しない</text:span><text:span text:style-name="T5">)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custom-shape draw:style-name="gr12" draw:text-style-name="P1" draw:layer="layout" svg:width="7.62cm" svg:height="3.048cm" svg:x="14.462cm" svg:y="1.635cm">
          <text:p text:style-name="P1">Connection.dsは正しく動作す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017cm" svg:height="2.667cm" svg:x="13.192cm" svg:y="6.08cm">
          <text:p text:style-name="P1">ネットワークインターフェースカード</text:p>
          <text:p text:style-name="P1">(NIC)の認識状態で判断する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6.263cm" svg:height="1.731cm" svg:x="7.223cm" svg:y="9.813cm">
          <text:p text:style-name="P1">イーサネットNICが有効で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6.223cm" svg:height="1.524cm" svg:x="21.447cm" svg:y="9.89cm">
          <text:p text:style-name="P1">無線LAN NICが無効で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7.493cm" svg:height="4.064cm" svg:x="6.715cm" svg:y="13.95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<text:tab/></text:span><text:span text:style-name="T6">FirewallOut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FirewallIn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Check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Ping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CheckHostOrI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Nslooku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RoutingDirectly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RoutingDefaul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Recognition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<text:tab/></text:span><text:span text:style-name="T6">Ping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2" draw:text-style-name="P8" draw:layer="layout" svg:width="7.62cm" svg:height="3.048cm" svg:x="14.462cm" svg:y="1.635cm">
          <text:p text:style-name="P1"><text:span text:style-name="T6"><text:tab/></text:span><text:span text:style-name="T6">Ping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20T15:45:34</dc:date>
    <dc:creator>Joseph </dc:creator>
    <meta:generator>LibreOffice/3.5$Linux_X86_64 LibreOffice_project/350m1$Build-2</meta:generator>
    <meta:editing-duration>PT10H56M15S</meta:editing-duration>
    <meta:editing-cycles>48</meta:editing-cycles>
    <meta:document-statistic meta:object-count="38"/>
  </office:meta>
</office:document-meta>
</file>